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2293" officeooo:paragraph-rsid="00102293" style:font-weight-asian="bold" style:font-weight-complex="bold"/>
    </style:style>
    <style:style style:name="P2" style:family="paragraph" style:parent-style-name="Standard">
      <style:text-properties fo:font-weight="bold" officeooo:rsid="0011edd5" officeooo:paragraph-rsid="0011edd5" style:font-weight-asian="bold" style:font-weight-complex="bold"/>
    </style:style>
    <style:style style:name="P3" style:family="paragraph" style:parent-style-name="Standard">
      <style:text-properties fo:font-weight="normal" officeooo:rsid="00102293" officeooo:paragraph-rsid="00102293" style:font-weight-asian="normal" style:font-weight-complex="normal"/>
    </style:style>
    <style:style style:name="P4" style:family="paragraph" style:parent-style-name="Standard">
      <style:text-properties fo:font-weight="normal" officeooo:rsid="0011df04" officeooo:paragraph-rsid="0011df04" style:font-weight-asian="normal" style:font-weight-complex="normal"/>
    </style:style>
    <style:style style:name="P5" style:family="paragraph" style:parent-style-name="Standard">
      <style:text-properties fo:font-weight="normal" officeooo:rsid="0011edd5" officeooo:paragraph-rsid="0011edd5" style:font-weight-asian="normal" style:font-weight-complex="normal"/>
    </style:style>
    <style:style style:name="P6" style:family="paragraph" style:parent-style-name="Preformatted_20_Text">
      <style:text-properties fo:font-weight="normal" officeooo:rsid="0011edd5" officeooo:paragraph-rsid="0011edd5" style:font-weight-asian="normal" style:font-weight-complex="normal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Standard">
      <style:paragraph-properties fo:margin-top="0in" fo:margin-bottom="0.1965in" style:contextual-spacing="false"/>
    </style:style>
    <style:style style:name="P9" style:family="paragraph" style:parent-style-name="Standard">
      <style:paragraph-properties fo:margin-top="0in" fo:margin-bottom="0.1965in" style:contextual-spacing="false"/>
      <style:text-properties style:font-name="serif" fo:font-size="10.5pt"/>
    </style:style>
    <style:style style:name="P10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1df04"/>
    </style:style>
    <style:style style:name="T2" style:family="text">
      <style:text-properties officeooo:rsid="0011edd5"/>
    </style:style>
    <style:style style:name="T3" style:family="text">
      <style:text-properties officeooo:rsid="00163bc9"/>
    </style:style>
    <style:style style:name="T4" style:family="text">
      <style:text-properties officeooo:rsid="0016f5b8"/>
    </style:style>
    <style:style style:name="T5" style:family="text">
      <style:text-properties officeooo:rsid="0017dedb"/>
    </style:style>
    <style:style style:name="T6" style:family="text">
      <style:text-properties officeooo:rsid="00181ca2"/>
    </style:style>
    <style:style style:name="T7" style:family="text">
      <style:text-properties fo:font-style="italic"/>
    </style:style>
    <style:style style:name="T8" style:family="text">
      <style:text-properties officeooo:rsid="001967ca"/>
    </style:style>
    <style:style style:name="T9" style:family="text">
      <style:text-properties officeooo:rsid="00198a15"/>
    </style:style>
    <style:style style:name="T10" style:family="text">
      <style:text-properties officeooo:rsid="001b37cd"/>
    </style:style>
    <style:style style:name="T11" style:family="text">
      <style:text-properties officeooo:rsid="001ccae1"/>
    </style:style>
    <style:style style:name="T12" style:family="text">
      <style:text-properties officeooo:rsid="001d5d79"/>
    </style:style>
    <style:style style:name="T13" style:family="text">
      <style:text-properties officeooo:rsid="001ed973"/>
    </style:style>
    <style:style style:name="T14" style:family="text">
      <style:text-properties officeooo:rsid="001f752b"/>
    </style:style>
    <style:style style:name="T15" style:family="text">
      <style:text-properties officeooo:rsid="0021e8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ned Mentorhsip: AI-Coordinated Instruction Generation</text:p>
      <text:p text:style-name="P3">Scarafoni Dan, Guo Philip</text:p>
      <text:p text:style-name="P3"/>
      <text:p text:style-name="P1">Abstract</text:p>
      <text:p text:style-name="P3">So called “unskilled jobs” such as deli clerks and table waiting in fact require <text:span text:style-name="T1">a number of</text:span> skills to do well; these skills are often learned on the job through experience and mentorship situations. The process could be simplified with instruction written by professionals. Canned Mentorship is a system which allows small groups of professionals to create comprehensive instructions for day-to-day tasks in their jobs for use by newer staff, reducing the need for supervision. This program uses a front-end user interface which allows users to view the instructions as they are being formed and vote on editions and revisions. A back-end server collects the natural language data and parses it to coordinate <text:span text:style-name="T1">the groups ideas. The end result is a list of instructions describing a particular task.</text:span></text:p>
      <text:p text:style-name="P3"/>
      <text:p text:style-name="P4">Skills needed:</text:p>
      <text:p text:style-name="P4"><text:tab/>-effective user interface design</text:p>
      <text:p text:style-name="P4"><text:tab/>-data visualization </text:p>
      <text:p text:style-name="P4"><text:tab/>-machine learning</text:p>
      <text:p text:style-name="P4"><text:tab/>-natural language processing</text:p>
      <text:p text:style-name="P4"><text:tab/>-crowd-sourcing coordination</text:p>
      <text:p text:style-name="P4"/>
      <text:p text:style-name="P4"/>
      <text:p text:style-name="P2">annotations</text:p>
      <text:p text:style-name="P5"/>
      <text:p text:style-name="P6">@article{jagadeesh2005sentence,</text:p>
      <text:p text:style-name="Preformatted_20_Text"><text:s text:c="2"/>title={Sentence Extraction Based Single Document Summarization},</text:p>
      <text:p text:style-name="Preformatted_20_Text"><text:s text:c="2"/>author={Jagadeesh, J and Pingali, Prasad and Varma, Vasudeva},</text:p>
      <text:p text:style-name="Preformatted_20_Text"><text:s text:c="2"/>journal={International Institute of Information Technology, Hyderabad, India},</text:p>
      <text:p text:style-name="Preformatted_20_Text"><text:s text:c="2"/>volume={5},</text:p>
      <text:p text:style-name="Preformatted_20_Text"><text:s text:c="2"/>year={2005}</text:p>
      <text:p text:style-name="P7">}</text:p>
      <text:p text:style-name="P7"><text:tab/>-<text:span text:style-name="T2">features- sentence level: verb in sentence? Referring pronouns, sentence length,</text:span></text:p>
      <text:p text:style-name="P7"><text:tab/><text:tab/><text:span text:style-name="T2">word level:term frequency, length of word, part of speech tag, named entity</text:span></text:p>
      <text:p text:style-name="P7">@inproceedings{lasecki2013chorus,</text:p>
      <text:p text:style-name="Preformatted_20_Text"><text:s text:c="2"/>title={Chorus: a crowd-powered conversational assistant},</text:p>
      <text:p text:style-name="Preformatted_20_Text"><text:s text:c="2"/>author={Lasecki, Walter S and Wesley, Rachel and Nichols, Jeffrey and Kulkarni, Anand and Allen, James F and Bigham, Jeffrey P},</text:p>
      <text:p text:style-name="Preformatted_20_Text"><text:s text:c="2"/>booktitle={Proceedings of the 26th annual ACM symposium on User interface software and technology},</text:p>
      <text:p text:style-name="Preformatted_20_Text"><text:s text:c="2"/>pages={151--162},</text:p>
      <text:p text:style-name="Preformatted_20_Text"><text:s text:c="2"/>year={2013},</text:p>
      <text:p text:style-name="Preformatted_20_Text"><text:s text:c="2"/>organization={ACM}</text:p>
      <text:p text:style-name="P7">}</text:p>
      <text:p text:style-name="P7"><text:tab/>-<text:span text:style-name="T3">crowd answers question</text:span></text:p>
      <text:p text:style-name="P7"><text:tab/>-<text:span text:style-name="T3">vote based input</text:span></text:p>
      <text:p text:style-name="P7"><text:soft-page-break/>@inproceedings{kim2013toolscape,</text:p>
      <text:p text:style-name="Preformatted_20_Text"><text:s text:c="2"/>title={Toolscape: enhancing the learning experience of how-to videos},</text:p>
      <text:p text:style-name="Preformatted_20_Text"><text:s text:c="2"/>author={Kim, Juho},</text:p>
      <text:p text:style-name="Preformatted_20_Text"><text:s text:c="2"/>booktitle={CHI'13 Extended Abstracts on Human Factors in Computing Systems},</text:p>
      <text:p text:style-name="Preformatted_20_Text"><text:s text:c="2"/>pages={2707--2712},</text:p>
      <text:p text:style-name="Preformatted_20_Text"><text:s text:c="2"/>year={2013},</text:p>
      <text:p text:style-name="Preformatted_20_Text"><text:s text:c="2"/>organization={ACM}</text:p>
      <text:p text:style-name="P7">}</text:p>
      <text:p text:style-name="P7"><text:tab/>-<text:span text:style-name="T4">users annotate a video</text:span></text:p>
      <text:p text:style-name="P7"><text:tab/>-<text:span text:style-name="T4">instrutions, steps introduced</text:span></text:p>
      <text:p text:style-name="P7"><text:tab/>-<text:span text:style-name="T4">simple merging algorithm by pairwise distance</text:span></text:p>
      <text:p text:style-name="P7">@inproceedings{lasecki2013warping,</text:p>
      <text:p text:style-name="Preformatted_20_Text"><text:s text:c="2"/>title={Warping time for more effective real-time crowdsourcing},</text:p>
      <text:p text:style-name="Preformatted_20_Text"><text:s text:c="2"/>author={Lasecki, Walter S and Miller, Christopher D and Bigham, Jeffrey P},</text:p>
      <text:p text:style-name="Preformatted_20_Text"><text:s text:c="2"/>booktitle={Proceedings of the SIGCHI Conference on Human Factors in Computing Systems},</text:p>
      <text:p text:style-name="Preformatted_20_Text"><text:s text:c="2"/>pages={2033--2036},</text:p>
      <text:p text:style-name="Preformatted_20_Text"><text:s text:c="2"/>year={2013},</text:p>
      <text:p text:style-name="Preformatted_20_Text"><text:s text:c="2"/>organization={ACM}</text:p>
      <text:p text:style-name="P7">}</text:p>
      <text:p text:style-name="P7"><text:tab/>-<text:span text:style-name="T5">have people transcribe video</text:span></text:p>
      <text:p text:style-name="P7"><text:tab/>-<text:span text:style-name="T5">merging based on distance of words, etc...</text:span></text:p>
      <text:p text:style-name="P7"><text:tab/>-<text:span text:style-name="T5">merging crowd input</text:span></text:p>
      <text:p text:style-name="P7"/>
      <text:p text:style-name="P7">@inproceedings{kulkarni2012collaboratively,</text:p>
      <text:p text:style-name="Preformatted_20_Text"><text:s text:c="2"/>title={Collaboratively crowdsourcing workflows with turkomatic},</text:p>
      <text:p text:style-name="Preformatted_20_Text"><text:s text:c="2"/>author={Kulkarni, Anand and Can, Matthew and Hartmann, Bj{\"o}rn},</text:p>
      <text:p text:style-name="Preformatted_20_Text"><text:s text:c="2"/>booktitle={Proceedings of the ACM 2012 conference on Computer Supported Cooperative Work},</text:p>
      <text:p text:style-name="Preformatted_20_Text"><text:s text:c="2"/>pages={1003--1012},</text:p>
      <text:p text:style-name="Preformatted_20_Text"><text:s text:c="2"/>year={2012},</text:p>
      <text:p text:style-name="Preformatted_20_Text"><text:s text:c="2"/>organization={ACM}</text:p>
      <text:p text:style-name="P7">}</text:p>
      <text:p text:style-name="P7"><text:tab/>-<text:span text:style-name="T6">make instructions from mturk, users specify what task they want</text:span></text:p>
      <text:p text:style-name="P9"><text:span text:style-name="T6"><text:tab/>-W</text:span>hen requesters used workflow editing tools to guide the crowd’s efforts, tasks completed successfully.</text:p>
      <text:p text:style-name="P8">Hu, Minqing, and Bing Liu. "Mining and summarizing customer reviews." <text:span text:style-name="T7">Proceedings of the tenth ACM SIGKDD international conference on Knowledge discovery and data mining</text:span>. ACM, 2004.</text:p>
      <text:p text:style-name="P7"><text:tab/>-<text:span text:style-name="T8">prediction by word closeness, frequency</text:span></text:p>
      <text:p text:style-name="P7"><text:soft-page-break/><text:tab/>-<text:span text:style-name="T8">broadly catagorizes reviews</text:span></text:p>
      <text:p text:style-name="P7"><text:tab/>-<text:span text:style-name="T9">orient search: catagories of opinion words</text:span></text:p>
      <text:p text:style-name="P7"/>
      <text:p text:style-name="P7">@inproceedings{mintz2009distant,</text:p>
      <text:p text:style-name="Preformatted_20_Text"><text:s text:c="2"/>title={Distant supervision for relation extraction without labeled data},</text:p>
      <text:p text:style-name="Preformatted_20_Text"><text:s text:c="2"/>author={Mintz, Mike and Bills, Steven and Snow, Rion and Jurafsky, Dan},</text:p>
      <text:p text:style-name="Preformatted_20_Text"><text:s text:c="2"/>booktitle={Proceedings of the Joint Conference of the 47th Annual Meeting of the ACL and the 4th International Joint Conference on Natural Language Processing of the AFNLP: Volume 2-Volume 2},</text:p>
      <text:p text:style-name="Preformatted_20_Text"><text:s text:c="2"/>pages={1003--1011},</text:p>
      <text:p text:style-name="Preformatted_20_Text"><text:s text:c="2"/>year={2009},</text:p>
      <text:p text:style-name="Preformatted_20_Text"><text:s text:c="2"/>organization={Association for Computational Linguistics}</text:p>
      <text:p text:style-name="P7">}</text:p>
      <text:p text:style-name="P7"><text:tab/>-<text:span text:style-name="T10">sentence clustering,no labeled data</text:span></text:p>
      <text:p text:style-name="P7"><text:tab/>-<text:span text:style-name="T10">uses multiple sentences containing entities to find semantic similarity</text:span></text:p>
      <text:p text:style-name="P7"><text:tab/>-<text:span text:style-name="T11">lexical features: words between entities, part of speech tag</text:span></text:p>
      <text:p text:style-name="P7"/>
      <text:p text:style-name="P7">@inproceedings{wallach2006topic,</text:p>
      <text:p text:style-name="Preformatted_20_Text"><text:s text:c="2"/>title={Topic modeling: beyond bag-of-words},</text:p>
      <text:p text:style-name="Preformatted_20_Text"><text:s text:c="2"/>author={Wallach, Hanna M},</text:p>
      <text:p text:style-name="Preformatted_20_Text"><text:s text:c="2"/>booktitle={Proceedings of the 23rd international conference on Machine learning},</text:p>
      <text:p text:style-name="Preformatted_20_Text"><text:s text:c="2"/>pages={977--984},</text:p>
      <text:p text:style-name="Preformatted_20_Text"><text:s text:c="2"/>year={2006},</text:p>
      <text:p text:style-name="Preformatted_20_Text"><text:s text:c="2"/>organization={ACM}</text:p>
      <text:p text:style-name="P7">}</text:p>
      <text:p text:style-name="P7"><text:tab/>-<text:span text:style-name="T11">combine bow with n-grams</text:span></text:p>
      <text:p text:style-name="P7"><text:tab/>-<text:span text:style-name="T11">more effective than either</text:span></text:p>
      <text:p text:style-name="P7">@inproceedings{sriram2010short,</text:p>
      <text:p text:style-name="Preformatted_20_Text"><text:s text:c="2"/>title={Short text classification in twitter to improve information filtering},</text:p>
      <text:p text:style-name="Preformatted_20_Text"><text:s text:c="2"/>author={Sriram, Bharath and Fuhry, Dave and Demir, Engin and Ferhatosmanoglu, Hakan and Demirbas, Murat},</text:p>
      <text:p text:style-name="Preformatted_20_Text"><text:s text:c="2"/>booktitle={Proceedings of the 33rd international ACM SIGIR conference on Research and development in information retrieval},</text:p>
      <text:p text:style-name="Preformatted_20_Text"><text:s text:c="2"/>pages={841--842},</text:p>
      <text:p text:style-name="Preformatted_20_Text"><text:s text:c="2"/>year={2010},</text:p>
      <text:p text:style-name="Preformatted_20_Text"><text:s text:c="2"/>organization={ACM}</text:p>
      <text:p text:style-name="P7">}</text:p>
      <text:p text:style-name="P7"><text:tab/>-<text:span text:style-name="T11">short text have few word occurances, bow innefective<text:tab/></text:span></text:p>
      <text:p text:style-name="P7"><text:tab/>-<text:span text:style-name="T11">features- metadata (author, etc)</text:span></text:p>
      <text:p text:style-name="P7"><text:soft-page-break/></text:p>
      <text:p text:style-name="P7">@incollection{achananuparp2008evaluation,</text:p>
      <text:p text:style-name="Preformatted_20_Text"><text:s text:c="2"/>title={The evaluation of sentence similarity measures},</text:p>
      <text:p text:style-name="Preformatted_20_Text"><text:s text:c="2"/>author={Achananuparp, Palakorn and Hu, Xiaohua and Shen, Xiajiong},</text:p>
      <text:p text:style-name="Preformatted_20_Text"><text:s text:c="2"/>booktitle={Data Warehousing and Knowledge Discovery},</text:p>
      <text:p text:style-name="Preformatted_20_Text"><text:s text:c="2"/>pages={305--316},</text:p>
      <text:p text:style-name="Preformatted_20_Text"><text:s text:c="2"/>year={2008},</text:p>
      <text:p text:style-name="Preformatted_20_Text"><text:s text:c="2"/>publisher={Springer}</text:p>
      <text:p text:style-name="P7">}</text:p>
      <text:p text:style-name="P7"><text:tab/>-<text:span text:style-name="T11">list of ways to compare short sentences</text:span></text:p>
      <text:p text:style-name="P7"><text:tab/>-<text:span text:style-name="T12">linguistic measures very good (compared with word overlap)</text:span></text:p>
      <text:p text:style-name="P7"><text:tab/>-<text:span text:style-name="T12">only used bow</text:span></text:p>
      <text:p text:style-name="P7"/>
      <text:p text:style-name="P7">@inproceedings{ipeirotis2011managing,</text:p>
      <text:p text:style-name="Preformatted_20_Text"><text:s text:c="2"/>title={Managing crowdsourced human computation: a tutorial},</text:p>
      <text:p text:style-name="Preformatted_20_Text"><text:s text:c="2"/>author={Ipeirotis, Panagiotis G and Paritosh, Praveen K},</text:p>
      <text:p text:style-name="Preformatted_20_Text"><text:s text:c="2"/>booktitle={Proceedings of the 20th international conference companion on World wide web},</text:p>
      <text:p text:style-name="Preformatted_20_Text"><text:s text:c="2"/>pages={287--288},</text:p>
      <text:p text:style-name="Preformatted_20_Text"><text:s text:c="2"/>year={2011},</text:p>
      <text:p text:style-name="Preformatted_20_Text"><text:s text:c="2"/>organization={ACM}</text:p>
      <text:p text:style-name="P7">}</text:p>
      <text:p text:style-name="P7"><text:tab/>-<text:span text:style-name="T13">make work discrete, structured, iterative workflows are very good</text:span></text:p>
      <text:p text:style-name="P7"><text:tab/>-!!<text:span text:style-name="T13">note- turkomatic is recursive not iterative, probably a flaw!!!</text:span></text:p>
      <text:p text:style-name="P7"><text:tab/>-<text:span text:style-name="T14">humans used for labeling ml data for learning</text:span></text:p>
      <text:p text:style-name="P7"/>
      <text:p text:style-name="P7"/>
      <text:p text:style-name="P7"><text:tab/>@inproceedings{liu2007sentence,</text:p>
      <text:p text:style-name="Preformatted_20_Text"><text:s text:c="2"/>title={Sentence similarity based on dynamic time warping},</text:p>
      <text:p text:style-name="Preformatted_20_Text"><text:s text:c="2"/>author={Liu, Xiaoying and Zhou, Yiming and Zheng, Ruoshi},</text:p>
      <text:p text:style-name="Preformatted_20_Text"><text:s text:c="2"/>booktitle={Semantic Computing, 2007. ICSC 2007. International Conference on},</text:p>
      <text:p text:style-name="Preformatted_20_Text"><text:s text:c="2"/>pages={250--256},</text:p>
      <text:p text:style-name="Preformatted_20_Text"><text:s text:c="2"/>year={2007},</text:p>
      <text:p text:style-name="Preformatted_20_Text"><text:s text:c="2"/>organization={IEEE}</text:p>
      <text:p text:style-name="P7">}</text:p>
      <text:p text:style-name="P7"><text:tab/>-<text:span text:style-name="T15">find matching parts in sentences and compute their distances</text:span></text:p>
      <text:p text:style-name="P7"><text:tab/>-<text:span text:style-name="T15">very effecti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carafoni</meta:initial-creator>
    <meta:creation-date>2014-09-08T14:54:33.500996915</meta:creation-date>
    <dc:date>2014-10-26T02:50:55.164559916</dc:date>
    <meta:editing-duration>PT55M36S</meta:editing-duration>
    <meta:editing-cycles>15</meta:editing-cycles>
    <meta:generator>LibreOffice/4.2.6.3$Linux_X86_64 LibreOffice_project/420m0$Build-3</meta:generator>
    <meta:document-statistic meta:table-count="0" meta:image-count="0" meta:object-count="0" meta:page-count="4" meta:paragraph-count="129" meta:word-count="736" meta:character-count="6123" meta:non-whitespace-character-count="5357"/>
  </office:meta>
</office:document-meta>
</file>